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600000244D9BD1968E71F645B.png" manifest:media-type="image/png"/>
  <manifest:file-entry manifest:full-path="Pictures/100000000000032B0000015995B21ECF3ABA5C3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 officeooo:rsid="0008e584" officeooo:paragraph-rsid="0008e58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ction des ex 79 et 82 p 116-117</text:p>
      <text:p text:style-name="P1"/>
      <text:p text:style-name="P1"><draw:frame draw:style-name="fr1" draw:name="Image1" text:anchor-type="as-char" svg:width="12.806cm" svg:height="10.231cm" draw:z-index="0"><draw:image xlink:href="Pictures/10000000000002D600000244D9BD1968E71F645B.png" xlink:type="simple" xlink:show="embed" xlink:actuate="onLoad" loext:mime-type="image/png"/></draw:frame></text:p>
      <text:p text:style-name="P1"/>
      <text:p text:style-name="P1"><draw:frame draw:style-name="fr1" draw:name="Image2" text:anchor-type="as-char" svg:width="14.305cm" svg:height="6.085cm" draw:z-index="1"><draw:image xlink:href="Pictures/100000000000032B0000015995B21ECF3ABA5C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2T15:54:58.510000000</meta:creation-date>
    <dc:date>2020-12-02T15:58:32.324000000</dc:date>
    <meta:editing-duration>PT3M34S</meta:editing-duration>
    <meta:editing-cycles>1</meta:editing-cycles>
    <meta:document-statistic meta:table-count="0" meta:image-count="2" meta:object-count="0" meta:page-count="1" meta:paragraph-count="3" meta:word-count="8" meta:character-count="36" meta:non-whitespace-character-count="29"/>
    <meta:generator>LibreOffice/6.4.2.2$Windows_X86_64 LibreOffice_project/4e471d8c02c9c90f512f7f9ead8875b57fcb1ec3</meta:generator>
  </office:meta>
</office:document-meta>
</file>